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me kind of storage vault.</text:p>
          </table:table-cell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goodies I'll find in here?</text:p>
          </table:table-cell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r eyes are screaming at me as if she wants
me to say, “like what”————!!)</text:p>
          </table:table-cell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all sorts of pharmaceuticals that I
have never heard of around here.</text:p>
          </table:table-cell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use taking anything you've never
heard of with you.</text:p>
          </table:table-cell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wonder if there's anythin' lewd in here〜...)</text:p>
          </table:table-cell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 office:value-type="string">
            <text:p>(...Nn? What's this label say...?)</text:p>
          </table:table-cell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 office:value-type="string">
            <text:p>(“Important: Orphan Drug SPL-195”...?)</text:p>
          </table:table-cell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 office:value-type="string">
            <text:p>(That “important” part really makes me wanna
take it with me〜!)</text:p>
          </table:table-cell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ocketed the bottle of SPL-195.)</text:p>
          </table:table-cell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thing here that will help us get
out of here.</text:p>
          </table:table-cell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